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fo:margin-left="0cm" table:align="left"/>
    </style:style>
    <style:style style:name="Tabelle1.A" style:family="table-column">
      <style:table-column-properties style:column-width="8.795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>
      <style:text-properties fo:color="#000000" officeooo:rsid="001851df" officeooo:paragraph-rsid="001851df"/>
    </style:style>
    <style:style style:name="P4" style:family="paragraph" style:parent-style-name="Text_20_body" style:master-page-name="MP0">
      <style:paragraph-properties style:page-number="auto" fo:break-before="page"/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15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Übersichten Anlegen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mehrere vorgefilterte Ansichten für die Tickets hab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p text:style-name="P1">- Es existieren die Ansichten: ,,Meine Tickets’’, ,,Inbox’’, ,,Alle Tickets’’ , ,,Archiv’’ und ,,Wiederkehrende Tickets’’</text:p>
            <text:p text:style-name="P1">-Die Ansichten sind wie folgt vorgefiltert:</text:p>
            <text:p text:style-name="P1">,,Meine Tickets’’ zeigt die dem Nutzer zugewiesenen Tickets an</text:p>
            <text:p text:style-name="P1">,,Inbox’’ zeigt die dem Nutzer neu zugewiesenen Tickets an, die er noch nicht akzeptiert hat</text:p>
            <text:p text:style-name="P1">,,Alle Tickets’’ zeigt alle dem Nutzer sichtbaren Tickets an</text:p>
            <text:p text:style-name="P1">,,Archiv’’ zeigt alle dem Nutzer sichtbaren geschlossenen Tickets an</text:p>
            <text:p text:style-name="P1">,,Wiederkehrende Tickets’’ zeigt alle Tickets auf dem Status,,Wiederkehrend’’ an</text:p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2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3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3">4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3">10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3">12/10 = 1,2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7-10-20T23:40:00Z</meta:creation-date>
    <dc:date>2019-03-11T14:57:01.078000000</dc:date>
    <meta:editing-cycles>4</meta:editing-cycles>
    <meta:editing-duration>PT30S</meta:editing-duration>
    <meta:document-statistic meta:table-count="1" meta:image-count="0" meta:object-count="0" meta:page-count="1" meta:paragraph-count="25" meta:word-count="108" meta:character-count="791" meta:non-whitespace-character-count="708"/>
    <meta:template xlink:type="simple" xlink:actuate="onRequest" xlink:title="" xlink:href="Normal.dotm"/>
  </office:meta>
</office:document-meta>
</file>